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</text:span><text:span text:style-name="T1">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 office:value-type="string">
            <text:p>MN</text:p>
          </table:table-cell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number-columns-repeated="2" table:style-name="ce2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</text:span><text:span text:style-name="T2">représentée lors des Plaisirs de l’Ile enchantée </text:span><text:span text:style-name="T2">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</text:span><text:span text:style-name="T1">d’Elide</text:span><text:span text:style-name="T2"> donnée lors des Plaisirs de l’Ile 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</text:span><text:span text:style-name="T1">d'Elide</text:span><text:span text:style-name="T2">, </text:span>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<text:span text:style-name="T2"> </text:span><text:span text:style-name="T2">Les 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Molière</text:span><text:span text:style-name="T4">, CLVIII : </text:span><text:span text:style-name="T4">https://www.siv.archives-</text:span><text:span text:style-name="T4">nationales.culture.gouv.fr/mm/media/download/</text:span><text:span text:style-name="T4">FRA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/02/2020</text:date>, <text:time>20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12T20:03:51.66</dc:date>
    <meta:generator>OpenOffice/4.1.6$Win32 OpenOffice.org_project/416m1$Build-9790</meta:generator>
    <meta:editing-duration>PT42M25S</meta:editing-duration>
    <meta:editing-cycles>8</meta:editing-cycles>
    <meta:document-statistic meta:table-count="1" meta:cell-count="7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